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1b7" officeooo:paragraph-rsid="001bc1b7"/>
    </style:style>
    <style:style style:name="P2" style:family="paragraph" style:parent-style-name="Standard">
      <style:text-properties officeooo:rsid="001c83b1" officeooo:paragraph-rsid="001c83b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c8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note :- 22<text:span text:style-name="T1">nd</text:span> July 2023</text:p>
      <text:p text:style-name="P1"/>
      <text:p text:style-name="P1">maven gaols :- Validate</text:p>
      <text:p text:style-name="P1"><text:tab/><text:tab/>Compile</text:p>
      <text:p text:style-name="P1"><text:tab/><text:tab/>Test</text:p>
      <text:p text:style-name="P1"><text:tab/><text:tab/>Package (Create the Artifact like War/ear/jar)</text:p>
      <text:p text:style-name="P1"><text:tab/>Jenkin Create the artifact to the workspace directory </text:p>
      <text:p text:style-name="P1"><text:tab/><text:tab/>var/lib/jenkins/workspace/&lt;Job Name&gt;</text:p>
      <text:p text:style-name="P1"><text:tab/><text:tab/>Install : <text:span text:style-name="T3">Jenkins create .M2 directory to store the artifact versions (Local Maven Directory)</text:span></text:p>
      <text:p text:style-name="P1"><text:tab/><text:span text:style-name="T3">var/lib/jenkins/.m2/</text:span></text:p>
      <text:p text:style-name="P1"><text:tab/><text:tab/><text:span text:style-name="T3">While using this goals we have some problem statements</text:span></text:p>
      <text:p text:style-name="P1"><text:span text:style-name="T3">1) Disk space issue because of storing artifact in m2 directory</text:span></text:p>
      <text:p text:style-name="P2">2) Jenkin server is down then all the artifact will not be available</text:p>
      <text:p text:style-name="P2"/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08:12:51.283056500</meta:creation-date>
    <dc:date>2023-07-22T08:35:11.575423710</dc:date>
    <meta:editing-duration>PT1M59S</meta:editing-duration>
    <meta:editing-cycles>1</meta:editing-cycles>
    <meta:document-statistic meta:table-count="0" meta:image-count="0" meta:object-count="0" meta:page-count="1" meta:paragraph-count="13" meta:word-count="76" meta:character-count="512" meta:non-whitespace-character-count="431"/>
    <meta:generator>LibreOffice/7.3.7.2$Linux_X86_64 LibreOffice_project/30$Build-2</meta:generator>
  </office:meta>
</office:document-meta>
</file>